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0cm"/>
    </style:style>
    <style:style style:name="gr3" style:family="graphic" style:parent-style-name="objectwithoutfill">
      <style:graphic-properties svg:stroke-width="0.3cm" draw:marker-start="" draw:marker-start-width="0.65cm" draw:marker-end="Arrow" draw:marker-end-width="0.65cm" draw:fill="none" draw:textarea-horizontal-align="center" draw:textarea-vertical-align="middle" fo:padding-top="0.275cm" fo:padding-bottom="0.275cm" fo:padding-left="0.4cm" fo:padding-right="0.4cm"/>
    </style:style>
    <style:style style:name="gr4" style:family="graphic" style:parent-style-name="objectwithoutfill">
      <style:graphic-properties svg:stroke-width="0.3cm" draw:marker-start="Arrow" draw:marker-start-width="0.65cm" draw:marker-end="" draw:marker-end-width="0.65cm" draw:fill="none" draw:textarea-horizontal-align="center" draw:textarea-vertical-align="middle" fo:padding-top="0.275cm" fo:padding-bottom="0.275cm" fo:padding-left="0.4cm" fo:padding-right="0.4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6.772cm" svg:height="6.772cm" svg:x="6.978cm" svg:y="4.228cm">
          <draw:image xlink:href="../icone-ordinateur.png" xlink:type="simple" xlink:show="embed" xlink:actuate="onLoad">
            <text:p/>
          </draw:image>
        </draw:frame>
        <draw:frame draw:style-name="gr2" draw:layer="layout" svg:width="6.564cm" svg:height="1cm" svg:x="0.786cm" svg:y="5.3cm">
          <draw:text-box>
            <text:p>∀x, (x&gt;0 → ∃y, x = y²)</text:p>
          </draw:text-box>
        </draw:frame>
        <draw:path draw:style-name="gr3" draw:text-style-name="P1" draw:layer="layout" svg:width="3.559cm" svg:height="0.98cm" draw:transform="rotate (-0.861494518784239) translate (4.68056816113492cm 5.79885787729248cm)" svg:viewBox="0 0 3560 981" svg:d="m0 1347c604 121 1231 106 1826-14 555-113 1055-301 1507-662l227-221">
          <text:p/>
        </draw:path>
        <draw:path draw:style-name="gr4" draw:text-style-name="P1" draw:layer="layout" svg:width="4.806cm" svg:height="1.336cm" draw:transform="skewX (0.0860447321233042) rotate (2.32320776732921) translate (14.5348032578469cm 10.7589895380341cm)" svg:viewBox="0 0 4807 1337" svg:d="m0 7740c815 165 1662 144 2465-20 750-153 1425-410 2036-902l306-301">
          <text:p/>
        </draw:path>
        <draw:frame draw:style-name="gr5" draw:layer="layout" svg:width="1.48cm" svg:height="0.963cm" svg:x="15.036cm" svg:y="9.887cm">
          <draw:text-box>
            <text:p>yes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10-28T00:03:20.91</meta:creation-date>
    <dc:date>2010-10-28T00:49:15.66</dc:date>
    <meta:editing-duration>PT00H30M44S</meta:editing-duration>
    <meta:editing-cycles>1</meta:editing-cycles>
    <meta:document-statistic meta:object-count="5"/>
    <meta:generator>OpenOffice.org/3.2$Win32 OpenOffice.org_project/320m18$Build-9502</meta:generator>
  </office:meta>
</office:document-meta>
</file>